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83cm"/>
    </style:style>
    <style:style style:name="gr2" style:family="graphic" style:parent-style-name="standard">
      <style:graphic-properties draw:fill-color="#9d85be" draw:textarea-horizontal-align="justify" draw:textarea-vertical-align="middle" draw:auto-grow-height="false" fo:min-height="0.65cm" fo:min-width="6.6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4.2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3.7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2.3cm" draw:shadow="hidden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65cm" fo:min-width="6.6cm" draw:shadow="hidden"/>
    </style:style>
    <style:style style:name="gr7" style:family="graphic" style:parent-style-name="standard">
      <style:graphic-properties draw:fill-color="#59c5c7" draw:textarea-horizontal-align="justify" draw:textarea-vertical-align="middle" draw:auto-grow-height="false" fo:min-height="1.1cm" fo:min-width="1.501cm" draw:shadow="hidden"/>
    </style:style>
    <style:style style:name="gr8" style:family="graphic" style:parent-style-name="standard">
      <style:graphic-properties draw:fill-color="#59c5c7" draw:textarea-horizontal-align="justify" draw:textarea-vertical-align="middle" draw:auto-grow-height="false" fo:min-height="1.1cm" fo:min-width="4.3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11.4cm" draw:shadow="hidden"/>
    </style:style>
    <style:style style:name="gr10" style:family="graphic" style:parent-style-name="standard">
      <style:graphic-properties draw:stroke="none" svg:stroke-color="#000000" draw:fill="none" draw:fill-color="#ffffff" fo:min-height="0.35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1.588cm" fo:min-width="0.2cm" draw:shadow="hidden"/>
    </style:style>
    <style:style style:name="gr12" style:family="graphic" style:parent-style-name="standard">
      <style:graphic-properties draw:stroke="none" svg:stroke-color="#000000" draw:fill="none" draw:fill-color="#ffffff" fo:min-height="0.789cm" draw:shadow="hidden"/>
    </style:style>
    <style:style style:name="gr13" style:family="graphic" style:parent-style-name="standard" style:list-style-name="L1">
      <style:graphic-properties draw:fill-color="#9d85be" draw:textarea-horizontal-align="justify" draw:textarea-vertical-align="middle" draw:auto-grow-height="false" fo:min-height="0.65cm" fo:min-width="1.501cm" draw:shadow="hidden"/>
    </style:style>
    <style:style style:name="gr14" style:family="graphic" style:parent-style-name="standard" style:list-style-name="L1">
      <style:graphic-properties draw:fill-color="#9d85be" draw:textarea-horizontal-align="justify" draw:textarea-vertical-align="middle" draw:auto-grow-height="false" fo:min-height="0.65cm" fo:min-width="1.501cm" draw:shadow="hidden"/>
    </style:style>
    <style:style style:name="gr15" style:family="graphic" style:parent-style-name="standard">
      <style:graphic-properties draw:fill-color="#faa61a" draw:textarea-horizontal-align="justify" draw:textarea-vertical-align="middle" draw:auto-grow-height="false" fo:min-height="0.65cm" fo:min-width="4.2cm" draw:shadow="hidden"/>
    </style:style>
    <style:style style:name="gr16" style:family="graphic" style:parent-style-name="standard">
      <style:graphic-properties draw:fill-color="#59c5c7" draw:textarea-horizontal-align="justify" draw:textarea-vertical-align="middle" draw:auto-grow-height="false" fo:min-height="1.1cm" fo:min-width="4.2cm" draw:shadow="hidden"/>
    </style:style>
    <style:style style:name="gr17" style:family="graphic" style:parent-style-name="standard">
      <style:graphic-properties draw:stroke="none" svg:stroke-color="#000000" draw:fill="none" draw:fill-color="#ffffff" fo:min-height="1.183cm" draw:shadow="hidden"/>
    </style:style>
    <style:style style:name="gr18" style:family="graphic" style:parent-style-name="standard" style:list-style-name="L1">
      <style:graphic-properties draw:fill-color="#9d85be" draw:textarea-horizontal-align="justify" draw:textarea-vertical-align="middle" draw:auto-grow-height="false" fo:min-height="0.65cm" fo:min-width="1.501cm" draw:shadow="hidden"/>
    </style:style>
    <style:style style:name="gr19" style:family="graphic" style:parent-style-name="standard" style:list-style-name="L1">
      <style:graphic-properties draw:fill-color="#9d85be" draw:textarea-horizontal-align="justify" draw:textarea-vertical-align="middle" draw:auto-grow-height="false" fo:min-height="0.65cm" fo:min-width="1.501cm" draw:shadow="hidden"/>
    </style:style>
    <style:style style:name="gr20" style:family="graphic" style:parent-style-name="standard">
      <style:graphic-properties draw:stroke="none" svg:stroke-color="#000000" draw:fill="none" draw:fill-color="#ffffff" fo:min-height="0.45cm" draw:shadow="hidden"/>
    </style:style>
    <style:style style:name="gr21" style:family="graphic" style:parent-style-name="standard">
      <style:graphic-properties draw:stroke="none" svg:stroke-color="#000000" draw:fill="none" draw:fill-color="#ffffff" fo:min-height="3.547cm" draw:shadow="hidden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Liberation Sans" fo:font-size="10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9d85be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faa61a"/>
      <style:paragraph-properties fo:text-align="center"/>
      <style:text-properties fo:font-size="10pt"/>
    </style:style>
    <style:style style:name="P7" style:family="paragraph">
      <loext:graphic-properties draw:fill-color="#59c5c7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9d85be"/>
      <style:paragraph-properties fo:text-align="center"/>
      <style:text-properties style:font-name="Liberation Sans" fo:font-size="10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8.3cm" svg:height="0.806cm" svg:x="1.6cm" svg:y="1.267cm">
          <draw:text-box>
            <text:p text:style-name="P1"><text:span text:style-name="T1">Схема <text:s/></text:span><text:span text:style-name="T1">выполнения <text:s/></text:span><text:span text:style-name="T1">домашнего </text:span><text:span text:style-name="T1">задания</text:span></text:p>
          </draw:text-box>
        </draw:frame>
        <draw:custom-shape draw:style-name="gr2" draw:text-style-name="P4" draw:layer="layout" svg:width="2.001cm" svg:height="0.9cm" svg:x="4.499cm" svg:y="6cm">
          <text:p text:style-name="P3">sda1</text:p>
          <text:p text:style-name="P3">1 M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1cm" svg:height="0.9cm" svg:x="9.3cm" svg:y="6cm">
          <text:p text:style-name="P5">Sda3</text:p>
          <text:p text:style-name="P5">39 G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cm" svg:height="0.9cm" svg:x="2.9cm" svg:y="8.2cm">
          <text:p text:style-name="P5">sdb</text:p>
          <text:p text:style-name="P5">10 G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cm" svg:height="0.9cm" svg:x="7.9cm" svg:y="8.2cm">
          <text:p text:style-name="P5">sdc</text:p>
          <text:p text:style-name="P5">2 G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0.9cm" svg:x="12.5cm" svg:y="8.2cm">
          <text:p text:style-name="P5">sdd</text:p>
          <text:p text:style-name="P5">1 G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0.9cm" svg:x="15.7cm" svg:y="8.2cm">
          <text:p text:style-name="P5">sde</text:p>
          <text:p text:style-name="P5">1 G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01cm" svg:height="0.9cm" svg:x="6.899cm" svg:y="6cm">
          <text:p text:style-name="P3">sda2</text:p>
          <text:p text:style-name="P3">1 GB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cm" svg:height="0.9cm" svg:x="9.3cm" svg:y="4.9cm">
          <text:p text:style-name="P5"><text:span text:style-name="T2">VolGroup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001cm" svg:height="1.35cm" svg:x="14.399cm" svg:y="3.35cm">
          <text:p text:style-name="P5"><text:span text:style-name="T2">LogVol01</text:span></text:p>
          <text:p text:style-name="P5">SWAP</text:p>
          <text:p text:style-name="P5">1,5 G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8cm" svg:height="1.35cm" svg:x="9.3cm" svg:y="3.35cm">
          <text:p text:style-name="P5"><text:span text:style-name="T2">LogVol00</text:span></text:p>
          <text:p text:style-name="P5"><text:span text:style-name="T2">/</text:span></text:p>
          <text:p text:style-name="P5">&lt; 37,47 GB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9cm" svg:height="0.9cm" svg:x="4.5cm" svg:y="7.1cm">
          <text:p text:style-name="P5">Sda</text:p>
          <text:p text:style-name="P5">40 GB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7.7cm" svg:height="0.645cm" svg:x="2.1cm" svg:y="2.3cm">
          <draw:text-box>
            <text:p text:style-name="P8"><text:span text:style-name="T3">Исходная схема разбивки </text:span><text:span text:style-name="T3">дисков</text:span></text:p>
          </draw:text-box>
        </draw:frame>
        <draw:custom-shape draw:style-name="gr11" draw:text-style-name="P10" draw:layer="layout" svg:width="1.4cm" svg:height="2.1cm" svg:x="3.5cm" svg:y="10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11.3cm" svg:height="3.403cm" svg:x="5.7cm" svg:y="9.464cm">
          <draw:text-box>
            <text:p text:style-name="P11"><text:span text:style-name="T4">Задание 1</text:span><text:span text:style-name="T3">: </text:span><text:span text:style-name="T3">Уменьшить </text:span><text:span text:style-name="T3">том под / до </text:span><text:span text:style-name="T3">8G</text:span></text:p>
            <text:p text:style-name="P11"><text:span text:style-name="T4">Этап 1</text:span></text:p>
            <text:p text:style-name="P11"><text:span text:style-name="T3">В данном </text:span><text:span text:style-name="T3">сервере </text:span><text:span text:style-name="T3">используется </text:span><text:span text:style-name="T3">файловая </text:span><text:span text:style-name="T3">система XFS </text:span><text:span text:style-name="T3">Выполняем </text:span><text:span text:style-name="T3">задание с </text:span><text:span text:style-name="T3">помощью </text:span><text:span text:style-name="T3">функционала </text:span><text:span text:style-name="T3">LVM</text:span></text:p>
            <text:p text:style-name="P11"><text:span text:style-name="T3">1. На sdb </text:span><text:span text:style-name="T3">создаем <text:s/>LVM </text:span><text:span text:style-name="T3">раздел </text:span><text:span text:style-name="T3">/vg_root/lv_roo</text:span><text:span text:style-name="T3">t</text:span></text:p>
            <text:p text:style-name="P11"><text:span text:style-name="T5">2. Переносим </text:span><text:span text:style-name="T5">данные на </text:span><text:span text:style-name="T5">раздел </text:span><text:span text:style-name="T3">lv_root</text:span></text:p>
            <text:p text:style-name="P11"><text:span text:style-name="T3">3. Переносим </text:span><text:span text:style-name="T3">загрузчик на </text:span><text:span text:style-name="T3">lv_root</text:span></text:p>
            <text:p text:style-name="P11"><text:span text:style-name="T3">4. </text:span><text:span text:style-name="T3">Записываем </text:span><text:span text:style-name="T3">обновленные </text:span><text:span text:style-name="T3">разделы в </text:span><text:span text:style-name="T4">fstab</text:span></text:p>
          </draw:text-box>
        </draw:frame>
        <draw:custom-shape draw:style-name="gr13" draw:text-style-name="P13" draw:layer="layout" svg:width="2.001cm" svg:height="0.9cm" svg:x="4.499cm" svg:y="15.85cm">
          <text:p text:style-name="P3">sda1</text:p>
          <text:p text:style-name="P3">1 M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1cm" svg:height="0.9cm" svg:x="9.3cm" svg:y="15.85cm">
          <text:p text:style-name="P5">Sda3</text:p>
          <text:p text:style-name="P5">39 G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cm" svg:height="0.9cm" svg:x="2.9cm" svg:y="21.05cm">
          <text:p text:style-name="P5">sdb</text:p>
          <text:p text:style-name="P5">10 G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cm" svg:height="0.9cm" svg:x="7.9cm" svg:y="21.05cm">
          <text:p text:style-name="P5">sdc</text:p>
          <text:p text:style-name="P5">2 G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0.9cm" svg:x="12.5cm" svg:y="21.05cm">
          <text:p text:style-name="P5">sdd</text:p>
          <text:p text:style-name="P5">1 G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0.9cm" svg:x="15.7cm" svg:y="21.05cm">
          <text:p text:style-name="P5">sde</text:p>
          <text:p text:style-name="P5">1 GB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001cm" svg:height="0.9cm" svg:x="6.899cm" svg:y="15.85cm">
          <text:p text:style-name="P3">sda2</text:p>
          <text:p text:style-name="P3">1 GB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cm" svg:height="0.9cm" svg:x="9.3cm" svg:y="14.75cm">
          <text:p text:style-name="P5"><text:span text:style-name="T2">VolGroup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001cm" svg:height="1.35cm" svg:x="14.399cm" svg:y="13.2cm">
          <text:p text:style-name="P5"><text:span text:style-name="T2">LogVol01</text:span></text:p>
          <text:p text:style-name="P5">SWAP</text:p>
          <text:p text:style-name="P5">1,5 G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8cm" svg:height="1.35cm" svg:x="9.3cm" svg:y="13.2cm">
          <text:p text:style-name="P5"><text:span text:style-name="T2">LogVol00</text:span></text:p>
          <text:p text:style-name="P5">&lt; 37,47 GB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9cm" svg:height="0.9cm" svg:x="4.5cm" svg:y="17.05cm">
          <text:p text:style-name="P5">Sda</text:p>
          <text:p text:style-name="P5">40 G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7cm" svg:height="0.9cm" svg:x="2.9cm" svg:y="19.95cm">
          <text:p text:style-name="P5"><text:span text:style-name="T2">vg_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4.7cm" svg:height="1.35cm" svg:x="2.9cm" svg:y="18.4cm">
          <text:p text:style-name="P5"><text:span text:style-name="T2">lv_root</text:span></text:p>
          <text:p text:style-name="P5"><text:span text:style-name="T2">/</text:span></text:p>
          <text:p text:style-name="P5">&lt; 10 GB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5.1cm" svg:height="1.433cm" svg:x="2.8cm" svg:y="22.8cm">
          <draw:text-box>
            <text:p text:style-name="P11"><text:span text:style-name="T3">Задание </text:span><text:span text:style-name="T3">выполнялось </text:span><text:span text:style-name="T3">согласно </text:span><text:span text:style-name="T3">предоставлен</text:span><text:span text:style-name="T3">ной </text:span><text:span text:style-name="T3">методичке.</text:span></text:p>
            <text:p text:style-name="P11"><text:span text:style-name="T3">При </text:span><text:span text:style-name="T3">выполнении </text:span><text:span text:style-name="T3">задания </text:span><text:span text:style-name="T3">столкнулся с </text:span><text:span text:style-name="T3">проблемой </text:span><text:span text:style-name="T3">загрузки из </text:span><text:span text:style-name="T3">под </text:span><text:span text:style-name="T3">обновленного </text:span><text:span text:style-name="T3">рута. </text:span><text:span text:style-name="T3">Пришлось </text:span><text:span text:style-name="T3">пересобирать </text:span><text:span text:style-name="T3">стенд :((</text:span></text:p>
          </draw:text-box>
        </draw:frame>
        <draw:custom-shape draw:style-name="gr11" draw:text-style-name="P10" draw:layer="layout" svg:width="1.4cm" svg:height="2.1cm" svg:x="3.5cm" svg:y="25.2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11.3cm" svg:height="3.403cm" svg:x="5.7cm" svg:y="24.585cm">
          <draw:text-box>
            <text:p text:style-name="P11"><text:span text:style-name="T4">Задание 1</text:span><text:span text:style-name="T3">: </text:span><text:span text:style-name="T3">Уменьшить том под / </text:span><text:span text:style-name="T3">до 8G</text:span></text:p>
            <text:p text:style-name="P11"><text:span text:style-name="T4">Этап 2</text:span></text:p>
            <text:p text:style-name="P11"><text:span text:style-name="T5">1. Удаляем LVM </text:span><text:span text:style-name="T5">раздел LogVol00 &lt; 37 </text:span><text:span text:style-name="T5">GB</text:span></text:p>
            <text:p text:style-name="P11"><text:span text:style-name="T5">2. На sda3 создаем </text:span><text:span text:style-name="T5">LVM раздел /LogVol00 </text:span><text:span text:style-name="T5">8GB</text:span></text:p>
            <text:p text:style-name="P11"><text:span text:style-name="T5">3. Переносим данные </text:span><text:span text:style-name="T5">на раздел LogVol00</text:span></text:p>
            <text:p text:style-name="P11"><text:span text:style-name="T5">4. Переносим </text:span><text:span text:style-name="T5">загрузчик на LogVol00</text:span></text:p>
            <text:p text:style-name="P11"><text:span text:style-name="T5">5. Удаляем созданный </text:span><text:span text:style-name="T5">ранее LVM раздел </text:span><text:span text:style-name="T5">vg_root/lv_root</text:span></text:p>
            <text:p text:style-name="P11"><text:span text:style-name="T5">6. Записываем </text:span><text:span text:style-name="T5">обновленные разделы </text:span><text:span text:style-name="T5">в </text:span><text:span text:style-name="T6">fstab</text:span></text:p>
          </draw:text-box>
        </draw:frame>
      </draw:page>
      <draw:page draw:name="page2" draw:style-name="dp1" draw:master-page-name="Обычный">
        <draw:custom-shape draw:style-name="gr18" draw:text-style-name="P13" draw:layer="layout" svg:width="2.001cm" svg:height="0.9cm" svg:x="4.499cm" svg:y="5.35cm">
          <text:p text:style-name="P3">sda1</text:p>
          <text:p text:style-name="P3">1 M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1cm" svg:height="0.9cm" svg:x="9.3cm" svg:y="5.35cm">
          <text:p text:style-name="P5">Sda3</text:p>
          <text:p text:style-name="P5">39 G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cm" svg:height="0.9cm" svg:x="2.9cm" svg:y="7.75cm">
          <text:p text:style-name="P5">sdb</text:p>
          <text:p text:style-name="P5">10 G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cm" svg:height="0.9cm" svg:x="7.9cm" svg:y="7.75cm">
          <text:p text:style-name="P5">sdc</text:p>
          <text:p text:style-name="P5">2 G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0.9cm" svg:x="12.5cm" svg:y="7.75cm">
          <text:p text:style-name="P5">sdd</text:p>
          <text:p text:style-name="P5">1 G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0.9cm" svg:x="15.7cm" svg:y="7.75cm">
          <text:p text:style-name="P5">sde</text:p>
          <text:p text:style-name="P5">1 GB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001cm" svg:height="0.9cm" svg:x="6.899cm" svg:y="5.35cm">
          <text:p text:style-name="P3">sda2</text:p>
          <text:p text:style-name="P3">1 GB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cm" svg:height="0.9cm" svg:x="9.3cm" svg:y="4.25cm">
          <text:p text:style-name="P5"><text:span text:style-name="T2">VolGroup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001cm" svg:height="1.35cm" svg:x="14.399cm" svg:y="2.7cm">
          <text:p text:style-name="P5"><text:span text:style-name="T2">LogVol01</text:span></text:p>
          <text:p text:style-name="P5">SWAP</text:p>
          <text:p text:style-name="P5">1,5 G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8cm" svg:height="1.35cm" svg:x="9.3cm" svg:y="2.7cm">
          <text:p text:style-name="P5"><text:span text:style-name="T2">LogVol00</text:span></text:p>
          <text:p text:style-name="P5"><text:span text:style-name="T2">/</text:span></text:p>
          <text:p text:style-name="P5">8 GB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9cm" svg:height="0.9cm" svg:x="4.5cm" svg:y="6.55cm">
          <text:p text:style-name="P5">Sda</text:p>
          <text:p text:style-name="P5">40 GB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5.2cm" svg:height="0.7cm" svg:x="3.3cm" svg:y="1.7cm">
          <draw:text-box>
            <text:p text:style-name="P11"><text:span text:style-name="T3">Результат получился </text:span><text:span text:style-name="T3">прогнозируемый. </text:span><text:span text:style-name="T4">Задание выполнено.</text:span></text:p>
          </draw:text-box>
        </draw:frame>
        <draw:custom-shape draw:style-name="gr11" draw:text-style-name="P10" draw:layer="layout" svg:width="1.4cm" svg:height="2.1cm" svg:x="3.5cm" svg:y="10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2" draw:layer="layout" svg:width="13.9cm" svg:height="3.797cm" svg:x="5.7cm" svg:y="9.665cm">
          <draw:text-box>
            <text:p text:style-name="P11"><text:span text:style-name="T4">Задание 1</text:span><text:span text:style-name="T3">: Выделить </text:span><text:span text:style-name="T3">том под</text:span><text:span text:style-name="T4"> /var </text:span><text:span text:style-name="T3">в зеркало</text:span></text:p>
            <text:p text:style-name="P11"><text:span text:style-name="T3">Для создания зеркала </text:span><text:span text:style-name="T3">используем диски </text:span><text:span text:style-name="T4">sdc, </text:span><text:span text:style-name="T4">sdd</text:span></text:p>
            <text:p text:style-name="P11"><text:span text:style-name="T3">1. Создаем на дисках </text:span><text:span text:style-name="T4">sdc, sdd</text:span><text:span text:style-name="T3"> LVM раздел </text:span><text:span text:style-name="T4">/vg_var/lv_var </text:span><text:span text:style-name="T3">с </text:span><text:span text:style-name="T3">объединением в зеркало.</text:span></text:p>
            <text:p text:style-name="P11"><text:span text:style-name="T5">2. Монтируем раздел </text:span><text:span text:style-name="T4">/vg_var/lv_var </text:span><text:span text:style-name="T7">в</text:span><text:span text:style-name="T4"> /mnt</text:span></text:p>
            <text:p text:style-name="P11"><text:span text:style-name="T5">3. Переносим данные из </text:span><text:span text:style-name="T4">/</text:span><text:span text:style-name="T4">var</text:span><text:span text:style-name="T3"> в </text:span><text:span text:style-name="T4">/mnt</text:span></text:p>
            <text:p text:style-name="P11"><text:span text:style-name="T7">4. Размонтируем <text:s/></text:span><text:span text:style-name="T4">/var</text:span></text:p>
            <text:p text:style-name="P11"><text:span text:style-name="T7">5. Монтируем </text:span><text:span text:style-name="T8">/vg_var/lv_var/ </text:span><text:span text:style-name="T9">как</text:span><text:span text:style-name="T8"> /var</text:span></text:p>
            <text:p text:style-name="P11"><text:span text:style-name="T9">6. Обновляем </text:span><text:span text:style-name="T8">fsta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17:29:28.710445490</meta:creation-date>
    <dc:date>2020-02-15T18:57:09.265737462</dc:date>
    <meta:editing-duration>PT9M44S</meta:editing-duration>
    <meta:editing-cycles>1</meta:editing-cycles>
    <meta:document-statistic meta:object-count="45"/>
    <meta:generator>LibreOffice/6.0.6.1$Linux_X86_64 LibreOffice_project/00$Build-1</meta:generator>
  </office:meta>
</office:document-meta>
</file>